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9585"/>
    </style:style>
    <style:style style:name="P2" style:family="paragraph" style:parent-style-name="Standard">
      <style:text-properties officeooo:rsid="00039585" officeooo:paragraph-rsid="00039585"/>
    </style:style>
    <style:style style:name="P3" style:family="paragraph" style:parent-style-name="Standard">
      <style:text-properties officeooo:rsid="0004761f" officeooo:paragraph-rsid="0004761f"/>
    </style:style>
    <style:style style:name="P4" style:family="paragraph" style:parent-style-name="Standard">
      <style:text-properties officeooo:rsid="0005fc80" officeooo:paragraph-rsid="0005fc80"/>
    </style:style>
    <style:style style:name="P5" style:family="paragraph" style:parent-style-name="Standard">
      <style:text-properties officeooo:rsid="0007d5ed" officeooo:paragraph-rsid="0007d5ed"/>
    </style:style>
    <style:style style:name="P6" style:family="paragraph" style:parent-style-name="Standard">
      <style:text-properties officeooo:rsid="0008327b" officeooo:paragraph-rsid="0008327b"/>
    </style:style>
    <style:style style:name="T1" style:family="text">
      <style:text-properties officeooo:rsid="0004761f"/>
    </style:style>
    <style:style style:name="T2" style:family="text">
      <style:text-properties officeooo:rsid="0005fc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tar <text:s/>and other strings for instruments</text:p>
      <text:p text:style-name="P1"/>
      <text:p text:style-name="P2">maybe a few coils of metal?</text:p>
      <text:p text:style-name="P2"/>
      <text:p text:style-name="P2">Rubber, hemp, ramie, sisal, aluminum?</text:p>
      <text:p text:style-name="P2"/>
      <text:p text:style-name="P2">We need to figure out how to replicate the strengh and flex of metal with a foam alternative, and a synthetic rubber alternative. </text:p>
      <text:p text:style-name="P2"/>
      <text:p text:style-name="P2">We basically need to throw out everything, and then rebuild it with chemistry and make it dishwasher safe. So even LCD&lt; grow it on a tree or use electroluminescence. </text:p>
      <text:p text:style-name="P2"/>
      <text:p text:style-name="P2"/>
      <text:p text:style-name="P2">You can do it slowly, so like with a guitar, start off by making new strings for it and sitars that have a very thin, like maybe like the thickness of a cpu whatever, few atoms thick strand of metal and then the rest other materials. Even neodimum. </text:p>
      <text:p text:style-name="P2"/>
      <text:p text:style-name="P2">And since wires are going out of style, you’ll have access to a ton of new materilas that you’ll harvest from telephone poles. </text:p>
      <text:p text:style-name="P2"/>
      <text:p text:style-name="P2">But we need to go as far as to make induction brakes out of foam and rubber, same with induction cook tops etcetera. </text:p>
      <text:p text:style-name="P2"/>
      <text:p text:style-name="P2">And then make rubber, foam, and plastic *hdpe* derivations and alternatives of all the cloths in the world like alpaca, raimie, sisal, hemp, wool etcetera</text:p>
      <text:p text:style-name="P2"/>
      <text:p text:style-name="P2">I am not introduced to all of the materials you all make, so im leaving the chemistry up to you because you work on these things. </text:p>
      <text:p text:style-name="P2"/>
      <text:p text:style-name="P2">In the simulations, you can use bitshifts and virtual registers that do simple adjustments and then run through simple io to speed up calculations infinitely. </text:p>
      <text:p text:style-name="P2"/>
      <text:p text:style-name="P2">Take particle positions in a simulator of flight. So flight gear. You virtualize a small secition of wing, use a for loop with some adjustments in a virtual or non virtual equation</text:p>
      <text:p text:style-name="P2"/>
      <text:p text:style-name="P2">so like the leading edge would be a good example on wings, you can essentially predict flow by <text:span text:style-name="T1">using relative loops <text:s/>so while the plane is flying straight the data is easy or relatively in the same direction. </text:span></text:p>
      <text:p text:style-name="P2"/>
      <text:p text:style-name="P3">You can also stop a plane from falling through the air by curving the nose up, it stops venturri effect from making the back of the craft lower than the front. You can do similar things on ships by putting propellers in front of the ship. </text:p>
      <text:p text:style-name="P3"/>
      <text:p text:style-name="P3">What I am talking about is like an html background. If you change your algorithm so that the background is a single line of code just sent to addresses it reduces the download time, the latency</text:p>
      <text:p text:style-name="P3"/>
      <text:p text:style-name="P3">so you write virtual files in the flight simulator of different (real) aerodynamic moments and that reduces latency. </text:p>
      <text:p text:style-name="P3"/>
      <text:p text:style-name="P3">But every aircraft needs tutorials. </text:p>
      <text:p text:style-name="P3"><text:soft-page-break/>If you take displacement into consideration on a plane, and then curve the bottom from front and back and fron side to side, you can make the plane fly almost level in the air.</text:p>
      <text:p text:style-name="P3"/>
      <text:p text:style-name="P3">But I need to use samsung galaxy note 10.1 2014 and samnsug s8 as controllers for RC planes and for flight sims. </text:p>
      <text:p text:style-name="P3"/>
      <text:p text:style-name="P3">So I guess, you can start reducing GPU usage by saying well okay the beginning arch of the curve under the <text:span text:style-name="T2">wing</text:span> is relatively even but may get greater or lesser at different points from the craft. So instead of calculating the whole thing, you calculate it once, and then send different numbers through that math equation <text:span text:style-name="T2">depending on the shape of the wing or aerodynamic body. </text:span></text:p>
      <text:p text:style-name="P3"/>
      <text:p text:style-name="P3">And then with leading edges, okay you know you produce that much drag, that much lift, and that much accelleration <text:span text:style-name="T2">in a given inch or so</text:span>, and you divert particles at this rate twoards the edge of the wing, so the amount of particles that get deflected gets greater by a <text:s/>certain rate. So you tweak the equation a little bit</text:p>
      <text:p text:style-name="P3"/>
      <text:p text:style-name="P3"/>
      <text:p text:style-name="P4">so you calculate spanwise flow over the course of a foot, and then you use a math equation or bitshift to descirbe the difference down the wing and then </text:p>
      <text:p text:style-name="P3"/>
      <text:p text:style-name="P3"/>
      <text:p text:style-name="P3">and then you basically break the plane down into really small aerodynamic moments and then just add it together at the end which basically turns half or more of the GPU usage into IO. </text:p>
      <text:p text:style-name="P3"/>
      <text:p text:style-name="P3"/>
      <text:p text:style-name="P4">But see you can minimize draft of a ship by putting engines in the front, making the hull curve so that it gets wider and narrower throughout the ship, <text:s/>and curve from front to back, although I always think jet ski style engines (electric/biodiesel/whatever hybrids are more efficient if you use venturri. </text:p>
      <text:p text:style-name="P4"/>
      <text:p text:style-name="P4">You can make a tanker that drafts 5 feet and uses a series of foils to achieve stable cruising, but you gotta just tweak your theories a bit. </text:p>
      <text:p text:style-name="P4"/>
      <text:p text:style-name="P4">And make the sides of the ship into more of a C shape or an S shape. </text:p>
      <text:p text:style-name="P4"/>
      <text:p text:style-name="P4">With the right software, I could even use my m audio code 49 keyboard (midi) with a lot of buttons and nobs as a flight controller in flight gear, you just easily can do that stuff if you code it. </text:p>
      <text:p text:style-name="P4"/>
      <text:p text:style-name="P5">I could even use my pen on a virtual HUD display on my samssung galaxy note10.1 or or my galaxy note 8 as a flight controller. And it would be cool and interesting to do. </text:p>
      <text:p text:style-name="P5"/>
      <text:p text:style-name="P6">But you all need to change the kernels on your computers to be able to use two installed non sli/crossfire GPUs to accellerate graphical processing and distribute the load across two or more GPUs. There is no perfect GPU, I could buy a geforce 1060 and a rx580 but they are two different GPU’s and have different strengths and weaknesses, so you should ideally use both in a system. Thats just the way math works. </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16:34:13.718000000</meta:creation-date>
    <dc:date>2018-05-04T17:10:45.869000000</dc:date>
    <meta:editing-duration>PT3M29S</meta:editing-duration>
    <meta:editing-cycles>2</meta:editing-cycles>
    <meta:generator>LibreOffice/6.0.3.2$Windows_X86_64 LibreOffice_project/8f48d515416608e3a835360314dac7e47fd0b821</meta:generator>
    <meta:document-statistic meta:table-count="0" meta:image-count="0" meta:object-count="0" meta:page-count="2" meta:paragraph-count="29" meta:word-count="908" meta:character-count="4937" meta:non-whitespace-character-count="4033"/>
  </office:meta>
</office:document-meta>
</file>